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40000001E49AF744A9B2F99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6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06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2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13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35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9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42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0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47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2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47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63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1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8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7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8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89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9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2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8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33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32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9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23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06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90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46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4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58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95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9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39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97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9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98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3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05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866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7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828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.5pt" style:font-size-asian="10.5pt" style:font-size-complex="10.5pt"/>
    </style:style>
    <style:style style:name="P5" style:family="paragraph">
      <loext:graphic-properties draw:fill="none"/>
      <style:text-properties fo:font-size="24pt" style:font-size-asian="24pt" style:font-size-complex="24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style:paragraph-properties fo:text-align="start" style:writing-mode="lr-tb"/>
      <style:text-properties fo:font-size="32pt" fo:font-weight="bold"/>
    </style:style>
    <style:style style:name="P9" style:family="paragraph">
      <loext:graphic-properties draw:fill="none"/>
      <style:paragraph-properties fo:text-align="start" style:writing-mode="lr-tb"/>
      <style:text-properties fo:font-size="32pt" fo:font-weight="bold" style:font-size-asian="12pt" style:font-size-complex="12pt"/>
    </style:style>
    <style:style style:name="T1" style:family="text">
      <style:text-properties fo:color="#333333" style:font-name="Arial1" fo:font-size="10.5pt" style:font-size-asian="10.5pt" style:font-name-complex="Arial1" style:font-size-complex="10.5pt"/>
    </style:style>
    <style:style style:name="T2" style:family="text">
      <style:text-properties fo:color="#333333" style:font-name="Arial1" fo:font-size="24pt" style:font-size-asian="24pt" style:font-name-complex="Arial1" style:font-size-complex="24pt"/>
    </style:style>
    <style:style style:name="T3" style:family="text">
      <style:text-properties fo:color="#565656" style:font-name="Arial1" fo:font-size="12pt" style:font-size-asian="12pt" style:font-name-complex="Arial1" style:font-size-complex="12pt"/>
    </style:style>
    <style:style style:name="T4" style:family="text">
      <style:text-properties fo:color="#565656" style:font-name="Arial1" fo:font-size="12pt" fo:font-weight="bold" style:font-size-asian="12pt" style:font-name-complex="Arial1" style:font-size-complex="12pt" style:font-weight-complex="bold"/>
    </style:style>
    <style:style style:name="T5" style:family="text">
      <style:text-properties fo:color="#565656" style:font-name="DejaVu Sans1" fo:font-size="18pt" style:font-size-asian="18pt" style:font-name-complex="DejaVu Sans1" style:font-size-complex="18pt"/>
    </style:style>
    <style:style style:name="T6" style:family="text">
      <style:text-properties fo:color="#565656" style:font-name="Arial1" fo:font-size="18pt" style:font-size-asian="18pt" style:font-name-complex="Arial1" style:font-size-complex="18pt"/>
    </style:style>
    <style:style style:name="T7" style:family="text">
      <style:text-properties fo:color="#565656" style:font-name="Arial1" style:font-size-asian="12pt" style:font-name-complex="Arial1" style:font-size-complex="12pt"/>
    </style:style>
    <style:style style:name="T8" style:family="text">
      <style:text-properties fo:color="#565656" style:font-name="Arial1" fo:font-size="12pt" fo:font-style="italic" style:font-size-asian="12pt" style:font-name-complex="Arial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cm" svg:height="29.7cm" svg:x="0cm" svg:y="0cm" svg:viewBox="0 0 20991 29701" draw:points="0,0 20991,0 20991,29701 0,29701">
          <text:p/>
        </draw:polygon>
        <draw:polygon draw:style-name="gr1" draw:text-style-name="P1" draw:layer="layout" svg:width="20.99cm" svg:height="29.7cm" svg:x="0cm" svg:y="0cm" svg:viewBox="0 0 20991 29701" draw:points="0,0 20991,0 20991,29701 0,29701">
          <text:p/>
        </draw:polygon>
        <draw:polygon draw:style-name="gr1" draw:text-style-name="P1" draw:layer="layout" svg:width="27.982cm" svg:height="39.588cm" svg:x="0cm" svg:y="0cm" svg:viewBox="0 0 27983 39589" draw:points="0,0 27983,0 27983,39589 0,39589">
          <text:p/>
        </draw:polygon>
        <draw:polygon draw:style-name="gr1" draw:text-style-name="P1" draw:layer="layout" svg:width="15.935cm" svg:height="0.025cm" svg:x="2.557cm" svg:y="7.217cm" svg:viewBox="0 0 15936 26" draw:points="0,0 15936,0 15936,26 0,26">
          <text:p/>
        </draw:polygon>
        <draw:polygon draw:style-name="gr1" draw:text-style-name="P1" draw:layer="layout" svg:width="15.935cm" svg:height="0.025cm" svg:x="2.557cm" svg:y="9.468cm" svg:viewBox="0 0 15936 26" draw:points="0,0 15936,0 15936,26 0,26">
          <text:p/>
        </draw:polygon>
        <draw:frame draw:style-name="gr2" draw:text-style-name="P2" draw:layer="layout" svg:width="3.467cm" svg:height="0.528cm" svg:x="9.981cm" svg:y="2.286cm">
          <draw:image xlink:href="Pictures/10000201000000C40000001E49AF744A9B2F993B.png" xlink:type="simple" xlink:show="embed" xlink:actuate="onLoad">
            <text:p/>
          </draw:image>
        </draw:frame>
        <draw:frame draw:style-name="gr3" draw:text-style-name="P4" draw:layer="layout" svg:width="0.369cm" svg:height="0.412cm" svg:x="2.544cm" svg:y="7.01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69cm" svg:height="0.412cm" svg:x="2.544cm" svg:y="9.264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69cm" svg:height="0.412cm" svg:x="2.466cm" svg:y="9.28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0.846cm" svg:height="0.945cm" svg:x="2.572cm" svg:y="9.443cm">
          <draw:text-box>
            <text:p text:style-name="P3"><text:span text:style-name="T2"><text:s/></text:span></text:p>
          </draw:text-box>
        </draw:frame>
        <draw:frame draw:style-name="gr5" draw:text-style-name="P6" draw:layer="layout" svg:width="7.067cm" svg:height="0.475cm" svg:x="3.418cm" svg:y="5.087cm">
          <draw:text-box>
            <text:p text:style-name="P3"><text:span text:style-name="T3">Start Time: 2:02pm on July 09, 2017 <text:s/></text:span></text:p>
          </draw:text-box>
        </draw:frame>
        <draw:frame draw:style-name="gr6" draw:text-style-name="P6" draw:layer="layout" svg:width="3.922cm" svg:height="0.475cm" svg:x="3.418cm" svg:y="5.822cm">
          <draw:text-box>
            <text:p text:style-name="P3"><text:span text:style-name="T3">Duration: 3 minutes <text:s/></text:span></text:p>
          </draw:text-box>
        </draw:frame>
        <draw:frame draw:style-name="gr7" draw:text-style-name="P6" draw:layer="layout" svg:width="7.139cm" svg:height="0.475cm" svg:x="3.418cm" svg:y="6.557cm">
          <draw:text-box>
            <text:p text:style-name="P3"><text:span text:style-name="T3">Percent Complete: 93% (13 out of 14)</text:span></text:p>
          </draw:text-box>
        </draw:frame>
        <draw:frame draw:style-name="gr8" draw:text-style-name="P6" draw:layer="layout" svg:width="12.355cm" svg:height="0.475cm" svg:x="3.418cm" svg:y="8.397cm">
          <draw:text-box>
            <text:p text:style-name="P3"><text:span text:style-name="T4">1) What is the name of your company you are working with?</text:span><text:span text:style-name="T3"> <text:s/></text:span></text:p>
          </draw:text-box>
        </draw:frame>
        <draw:frame draw:style-name="gr9" draw:text-style-name="P6" draw:layer="layout" svg:width="3.092cm" svg:height="0.475cm" svg:x="3.418cm" svg:y="9.367cm">
          <draw:text-box>
            <text:p text:style-name="P3"><text:span text:style-name="T3">PTX tech GmbH</text:span></text:p>
          </draw:text-box>
        </draw:frame>
        <draw:frame draw:style-name="gr10" draw:text-style-name="P6" draw:layer="layout" svg:width="7.423cm" svg:height="0.475cm" svg:x="3.418cm" svg:y="10.137cm">
          <draw:text-box>
            <text:p text:style-name="P3"><text:span text:style-name="T4">2) Is your firm a startup or spin-off?</text:span><text:span text:style-name="T3"> <text:s/></text:span></text:p>
          </draw:text-box>
        </draw:frame>
        <draw:frame draw:style-name="gr11" draw:text-style-name="P6" draw:layer="layout" svg:width="1.302cm" svg:height="0.475cm" svg:x="3.418cm" svg:y="10.907cm">
          <draw:text-box>
            <text:p text:style-name="P3"><text:span text:style-name="T3">startup</text:span></text:p>
          </draw:text-box>
        </draw:frame>
        <draw:frame draw:style-name="gr12" draw:text-style-name="P6" draw:layer="layout" svg:width="7.474cm" svg:height="0.475cm" svg:x="3.418cm" svg:y="11.677cm">
          <draw:text-box>
            <text:p text:style-name="P3"><text:span text:style-name="T4">3) What is the your role in this firm?</text:span><text:span text:style-name="T3"> <text:s/></text:span></text:p>
          </draw:text-box>
        </draw:frame>
        <draw:frame draw:style-name="gr13" draw:text-style-name="P6" draw:layer="layout" svg:width="0.921cm" svg:height="0.475cm" svg:x="3.418cm" svg:y="12.347cm">
          <draw:text-box>
            <text:p text:style-name="P3"><text:span text:style-name="T3">CEO</text:span></text:p>
          </draw:text-box>
        </draw:frame>
        <draw:frame draw:style-name="gr14" draw:text-style-name="P6" draw:layer="layout" svg:width="9.476cm" svg:height="0.475cm" svg:x="3.418cm" svg:y="13.617cm">
          <draw:text-box>
            <text:p text:style-name="P3"><text:span text:style-name="T4">4) For how long are your working in this firm?</text:span><text:span text:style-name="T3"> <text:s/></text:span></text:p>
          </draw:text-box>
        </draw:frame>
        <draw:frame draw:style-name="gr15" draw:text-style-name="P7" draw:layer="layout" svg:width="0.634cm" svg:height="0.738cm" svg:x="3.418cm" svg:y="14.759cm">
          <draw:text-box>
            <text:p text:style-name="P3"><text:span text:style-name="T5">☐</text:span></text:p>
          </draw:text-box>
        </draw:frame>
        <draw:frame draw:style-name="gr16" draw:text-style-name="P7" draw:layer="layout" svg:width="0.634cm" svg:height="0.712cm" svg:x="3.986cm" svg:y="22.977cm">
          <draw:text-box>
            <text:p text:style-name="P3"><text:span text:style-name="T6"><text:s/></text:span></text:p>
          </draw:text-box>
        </draw:frame>
        <draw:frame draw:style-name="gr17" draw:text-style-name="P6" draw:layer="layout" svg:width="3.715cm" svg:height="0.475cm" svg:x="4.163cm" svg:y="14.887cm">
          <draw:text-box>
            <text:p text:style-name="P3"><text:span text:style-name="T3">less than one year <text:s/></text:span></text:p>
          </draw:text-box>
        </draw:frame>
        <draw:frame draw:style-name="gr15" draw:text-style-name="P7" draw:layer="layout" svg:width="0.634cm" svg:height="0.738cm" svg:x="3.418cm" svg:y="15.394cm">
          <draw:text-box>
            <text:p text:style-name="P3"><text:span text:style-name="T5">☐</text:span></text:p>
          </draw:text-box>
        </draw:frame>
        <draw:frame draw:style-name="gr16" draw:text-style-name="P7" draw:layer="layout" svg:width="0.634cm" svg:height="0.712cm" svg:x="3.986cm" svg:y="23.612cm">
          <draw:text-box>
            <text:p text:style-name="P3"><text:span text:style-name="T6"><text:s/></text:span></text:p>
          </draw:text-box>
        </draw:frame>
        <draw:frame draw:style-name="gr18" draw:text-style-name="P6" draw:layer="layout" svg:width="4.185cm" svg:height="0.475cm" svg:x="4.163cm" svg:y="15.522cm">
          <draw:text-box>
            <text:p text:style-name="P3"><text:span text:style-name="T3">less than three years <text:s/></text:span></text:p>
          </draw:text-box>
        </draw:frame>
        <draw:frame draw:style-name="gr15" draw:text-style-name="P7" draw:layer="layout" svg:width="0.634cm" svg:height="0.738cm" svg:x="3.418cm" svg:y="16.029cm">
          <draw:text-box>
            <text:p text:style-name="P3"><text:span text:style-name="T5">☑</text:span></text:p>
          </draw:text-box>
        </draw:frame>
        <draw:frame draw:style-name="gr16" draw:text-style-name="P7" draw:layer="layout" svg:width="0.634cm" svg:height="0.712cm" svg:x="3.986cm" svg:y="16.047cm">
          <draw:text-box>
            <text:p text:style-name="P3"><text:span text:style-name="T6"><text:s/></text:span></text:p>
          </draw:text-box>
        </draw:frame>
        <draw:frame draw:style-name="gr19" draw:text-style-name="P6" draw:layer="layout" svg:width="3.876cm" svg:height="0.475cm" svg:x="4.163cm" svg:y="16.157cm">
          <draw:text-box>
            <text:p text:style-name="P3"><text:span text:style-name="T3">less than five years <text:s/></text:span></text:p>
          </draw:text-box>
        </draw:frame>
        <draw:frame draw:style-name="gr15" draw:text-style-name="P7" draw:layer="layout" svg:width="0.634cm" svg:height="0.738cm" svg:x="3.418cm" svg:y="16.664cm">
          <draw:text-box>
            <text:p text:style-name="P3"><text:span text:style-name="T5">☐</text:span></text:p>
          </draw:text-box>
        </draw:frame>
        <draw:frame draw:style-name="gr16" draw:text-style-name="P7" draw:layer="layout" svg:width="0.634cm" svg:height="0.712cm" svg:x="3.986cm" svg:y="24.882cm">
          <draw:text-box>
            <text:p text:style-name="P3"><text:span text:style-name="T6"><text:s/></text:span></text:p>
          </draw:text-box>
        </draw:frame>
        <draw:frame draw:style-name="gr20" draw:text-style-name="P6" draw:layer="layout" svg:width="4.087cm" svg:height="0.475cm" svg:x="4.163cm" svg:y="16.799cm">
          <draw:text-box>
            <text:p text:style-name="P3"><text:span text:style-name="T3">more than five years <text:s/></text:span></text:p>
          </draw:text-box>
        </draw:frame>
        <draw:frame draw:style-name="gr21" draw:text-style-name="P6" draw:layer="layout" svg:width="13.896cm" svg:height="0.475cm" svg:x="3.418cm" svg:y="18.069cm">
          <draw:text-box>
            <text:p text:style-name="P3"><text:span text:style-name="T4">5) Do you have previous work experience before joining your current</text:span></text:p>
          </draw:text-box>
        </draw:frame>
        <draw:frame draw:style-name="gr22" draw:text-style-name="P6" draw:layer="layout" svg:width="1.297cm" svg:height="0.475cm" svg:x="3.418cm" svg:y="18.704cm">
          <draw:text-box>
            <text:p text:style-name="P3"><text:span text:style-name="T4">firm?</text:span><text:span text:style-name="T3"> <text:s/></text:span></text:p>
          </draw:text-box>
        </draw:frame>
        <draw:frame draw:style-name="gr3" draw:text-style-name="P4" draw:layer="layout" svg:width="0.369cm" svg:height="0.412cm" svg:x="18.454cm" svg:y="9.289cm">
          <draw:text-box>
            <text:p text:style-name="P3"><text:span text:style-name="T1"><text:s/></text:span></text:p>
          </draw:text-box>
        </draw:frame>
        <draw:frame draw:style-name="gr5" draw:text-style-name="P9" draw:layer="layout" svg:width="15.123cm" svg:height="1.267cm" svg:x="4.001cm" svg:y="3.302cm">
          <draw:text-box>
            <text:p text:style-name="P8"><text:span text:style-name="T7">PTX Tech GmbH Response 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cm" svg:height="29.7cm" svg:x="0cm" svg:y="0cm" svg:viewBox="0 0 20991 29701" draw:points="0,0 20991,0 20991,29701 0,29701">
          <text:p/>
        </draw:polygon>
        <draw:polygon draw:style-name="gr1" draw:text-style-name="P1" draw:layer="layout" svg:width="20.99cm" svg:height="29.7cm" svg:x="0cm" svg:y="0cm" svg:viewBox="0 0 20991 29701" draw:points="0,0 20991,0 20991,29701 0,29701">
          <text:p/>
        </draw:polygon>
        <draw:polygon draw:style-name="gr1" draw:text-style-name="P1" draw:layer="layout" svg:width="27.982cm" svg:height="39.588cm" svg:x="0cm" svg:y="0cm" svg:viewBox="0 0 27983 39589" draw:points="0,0 27983,0 27983,39589 0,39589">
          <text:p/>
        </draw:polygon>
        <draw:frame draw:style-name="gr15" draw:text-style-name="P7" draw:layer="layout" svg:width="0.634cm" svg:height="0.738cm" svg:x="3.418cm" svg:y="0.935cm">
          <draw:text-box>
            <text:p text:style-name="P3"><text:span text:style-name="T5">☑</text:span></text:p>
          </draw:text-box>
        </draw:frame>
        <draw:frame draw:style-name="gr16" draw:text-style-name="P7" draw:layer="layout" svg:width="0.634cm" svg:height="0.712cm" svg:x="3.986cm" svg:y="0.953cm">
          <draw:text-box>
            <text:p text:style-name="P3"><text:span text:style-name="T6"><text:s/></text:span></text:p>
          </draw:text-box>
        </draw:frame>
        <draw:frame draw:style-name="gr23" draw:text-style-name="P6" draw:layer="layout" svg:width="0.929cm" svg:height="0.475cm" svg:x="4.163cm" svg:y="1.063cm">
          <draw:text-box>
            <text:p text:style-name="P3"><text:span text:style-name="T3">Yes <text:s/></text:span></text:p>
          </draw:text-box>
        </draw:frame>
        <draw:frame draw:style-name="gr15" draw:text-style-name="P7" draw:layer="layout" svg:width="0.634cm" svg:height="0.738cm" svg:x="3.418cm" svg:y="1.57cm">
          <draw:text-box>
            <text:p text:style-name="P3"><text:span text:style-name="T5">☐</text:span></text:p>
          </draw:text-box>
        </draw:frame>
        <draw:frame draw:style-name="gr16" draw:text-style-name="P7" draw:layer="layout" svg:width="0.634cm" svg:height="0.712cm" svg:x="3.986cm" svg:y="1.588cm">
          <draw:text-box>
            <text:p text:style-name="P3"><text:span text:style-name="T6"><text:s/></text:span></text:p>
          </draw:text-box>
        </draw:frame>
        <draw:frame draw:style-name="gr24" draw:text-style-name="P6" draw:layer="layout" svg:width="0.781cm" svg:height="0.475cm" svg:x="4.163cm" svg:y="1.705cm">
          <draw:text-box>
            <text:p text:style-name="P3"><text:span text:style-name="T3">No <text:s/></text:span></text:p>
          </draw:text-box>
        </draw:frame>
        <draw:frame draw:style-name="gr25" draw:text-style-name="P6" draw:layer="layout" svg:width="13.333cm" svg:height="0.475cm" svg:x="3.418cm" svg:y="2.975cm">
          <draw:text-box>
            <text:p text:style-name="P3"><text:span text:style-name="T4">6) Do you believe that your work experience has positive affect on</text:span></text:p>
          </draw:text-box>
        </draw:frame>
        <draw:frame draw:style-name="gr26" draw:text-style-name="P6" draw:layer="layout" svg:width="7.326cm" svg:height="0.475cm" svg:x="3.418cm" svg:y="3.61cm">
          <draw:text-box>
            <text:p text:style-name="P3"><text:span text:style-name="T4">your firm's innovative capabilities?</text:span><text:span text:style-name="T3"> <text:s/></text:span></text:p>
          </draw:text-box>
        </draw:frame>
        <draw:frame draw:style-name="gr15" draw:text-style-name="P7" draw:layer="layout" svg:width="0.634cm" svg:height="0.738cm" svg:x="3.418cm" svg:y="4.748cm">
          <draw:text-box>
            <text:p text:style-name="P3"><text:span text:style-name="T5">☑</text:span></text:p>
          </draw:text-box>
        </draw:frame>
        <draw:frame draw:style-name="gr16" draw:text-style-name="P7" draw:layer="layout" svg:width="0.634cm" svg:height="0.712cm" svg:x="3.986cm" svg:y="4.763cm">
          <draw:text-box>
            <text:p text:style-name="P3"><text:span text:style-name="T6"><text:s/></text:span></text:p>
          </draw:text-box>
        </draw:frame>
        <draw:frame draw:style-name="gr27" draw:text-style-name="P6" draw:layer="layout" svg:width="0.899cm" svg:height="0.475cm" svg:x="4.163cm" svg:y="4.88cm">
          <draw:text-box>
            <text:p text:style-name="P3"><text:span text:style-name="T3">yes <text:s/></text:span></text:p>
          </draw:text-box>
        </draw:frame>
        <draw:frame draw:style-name="gr15" draw:text-style-name="P7" draw:layer="layout" svg:width="0.634cm" svg:height="0.738cm" svg:x="3.418cm" svg:y="5.383cm">
          <draw:text-box>
            <text:p text:style-name="P3"><text:span text:style-name="T5">☐</text:span></text:p>
          </draw:text-box>
        </draw:frame>
        <draw:frame draw:style-name="gr16" draw:text-style-name="P7" draw:layer="layout" svg:width="0.634cm" svg:height="0.712cm" svg:x="3.986cm" svg:y="5.398cm">
          <draw:text-box>
            <text:p text:style-name="P3"><text:span text:style-name="T6"><text:s/></text:span></text:p>
          </draw:text-box>
        </draw:frame>
        <draw:frame draw:style-name="gr24" draw:text-style-name="P6" draw:layer="layout" svg:width="0.781cm" svg:height="0.475cm" svg:x="4.163cm" svg:y="5.515cm">
          <draw:text-box>
            <text:p text:style-name="P3"><text:span text:style-name="T3">No <text:s/></text:span></text:p>
          </draw:text-box>
        </draw:frame>
        <draw:frame draw:style-name="gr28" draw:text-style-name="P6" draw:layer="layout" svg:width="12.232cm" svg:height="0.475cm" svg:x="3.418cm" svg:y="6.785cm">
          <draw:text-box>
            <text:p text:style-name="P3"><text:span text:style-name="T4">7) If your firm is spin-off, has it got any tangible or intangible</text:span></text:p>
          </draw:text-box>
        </draw:frame>
        <draw:frame draw:style-name="gr29" draw:text-style-name="P6" draw:layer="layout" svg:width="14.069cm" svg:height="0.475cm" svg:x="3.418cm" svg:y="7.42cm">
          <draw:text-box>
            <text:p text:style-name="P3"><text:span text:style-name="T4">resources transferred from its parent company? If yes, please specify</text:span></text:p>
          </draw:text-box>
        </draw:frame>
        <draw:frame draw:style-name="gr30" draw:text-style-name="P6" draw:layer="layout" svg:width="11.906cm" svg:height="0.475cm" svg:x="3.418cm" svg:y="8.055cm">
          <draw:text-box>
            <text:p text:style-name="P3"><text:span text:style-name="T4">the type of resources it received from its parent company.</text:span><text:span text:style-name="T3"> <text:s/></text:span></text:p>
          </draw:text-box>
        </draw:frame>
        <draw:frame draw:style-name="gr31" draw:text-style-name="P6" draw:layer="layout" svg:width="9.468cm" svg:height="0.475cm" svg:x="3.418cm" svg:y="9.325cm">
          <draw:text-box>
            <text:p text:style-name="P3"><text:span text:style-name="T8">No Answer. The respondent skipped this question.</text:span></text:p>
          </draw:text-box>
        </draw:frame>
        <draw:frame draw:style-name="gr32" draw:text-style-name="P6" draw:layer="layout" svg:width="13.46cm" svg:height="0.475cm" svg:x="3.418cm" svg:y="10.595cm">
          <draw:text-box>
            <text:p text:style-name="P3"><text:span text:style-name="T4">8) Do you feel that transfer of knowledge and other resources from</text:span></text:p>
          </draw:text-box>
        </draw:frame>
        <draw:frame draw:style-name="gr33" draw:text-style-name="P6" draw:layer="layout" svg:width="10.581cm" svg:height="0.475cm" svg:x="3.418cm" svg:y="11.23cm">
          <draw:text-box>
            <text:p text:style-name="P3"><text:span text:style-name="T4">parent company helps spin-offs to innovate better?</text:span><text:span text:style-name="T3"> <text:s/></text:span></text:p>
          </draw:text-box>
        </draw:frame>
        <draw:frame draw:style-name="gr15" draw:text-style-name="P7" draw:layer="layout" svg:width="0.634cm" svg:height="0.738cm" svg:x="3.418cm" svg:y="12.372cm">
          <draw:text-box>
            <text:p text:style-name="P3"><text:span text:style-name="T5">☑</text:span></text:p>
          </draw:text-box>
        </draw:frame>
        <draw:frame draw:style-name="gr16" draw:text-style-name="P7" draw:layer="layout" svg:width="0.634cm" svg:height="0.712cm" svg:x="3.986cm" svg:y="12.386cm">
          <draw:text-box>
            <text:p text:style-name="P3"><text:span text:style-name="T6"><text:s/></text:span></text:p>
          </draw:text-box>
        </draw:frame>
        <draw:frame draw:style-name="gr23" draw:text-style-name="P6" draw:layer="layout" svg:width="0.929cm" svg:height="0.475cm" svg:x="4.163cm" svg:y="12.5cm">
          <draw:text-box>
            <text:p text:style-name="P3"><text:span text:style-name="T3">Yes <text:s/></text:span></text:p>
          </draw:text-box>
        </draw:frame>
        <draw:frame draw:style-name="gr15" draw:text-style-name="P7" draw:layer="layout" svg:width="0.634cm" svg:height="0.738cm" svg:x="3.418cm" svg:y="13.007cm">
          <draw:text-box>
            <text:p text:style-name="P3"><text:span text:style-name="T5">☐</text:span></text:p>
          </draw:text-box>
        </draw:frame>
        <draw:frame draw:style-name="gr16" draw:text-style-name="P7" draw:layer="layout" svg:width="0.634cm" svg:height="0.712cm" svg:x="3.986cm" svg:y="13.025cm">
          <draw:text-box>
            <text:p text:style-name="P3"><text:span text:style-name="T6"><text:s/></text:span></text:p>
          </draw:text-box>
        </draw:frame>
        <draw:frame draw:style-name="gr24" draw:text-style-name="P6" draw:layer="layout" svg:width="0.781cm" svg:height="0.475cm" svg:x="4.163cm" svg:y="13.135cm">
          <draw:text-box>
            <text:p text:style-name="P3"><text:span text:style-name="T3">No <text:s/></text:span></text:p>
          </draw:text-box>
        </draw:frame>
        <draw:frame draw:style-name="gr34" draw:text-style-name="P6" draw:layer="layout" svg:width="10.958cm" svg:height="0.475cm" svg:x="3.418cm" svg:y="14.405cm">
          <draw:text-box>
            <text:p text:style-name="P3"><text:span text:style-name="T4">9) Do you have any previous managerial experience?</text:span><text:span text:style-name="T3"> <text:s/></text:span></text:p>
          </draw:text-box>
        </draw:frame>
        <draw:frame draw:style-name="gr15" draw:text-style-name="P7" draw:layer="layout" svg:width="0.634cm" svg:height="0.738cm" svg:x="3.418cm" svg:y="15.547cm">
          <draw:text-box>
            <text:p text:style-name="P3"><text:span text:style-name="T5">☑</text:span></text:p>
          </draw:text-box>
        </draw:frame>
        <draw:frame draw:style-name="gr16" draw:text-style-name="P7" draw:layer="layout" svg:width="0.634cm" svg:height="0.712cm" svg:x="3.986cm" svg:y="15.565cm">
          <draw:text-box>
            <text:p text:style-name="P3"><text:span text:style-name="T6"><text:s/></text:span></text:p>
          </draw:text-box>
        </draw:frame>
        <draw:frame draw:style-name="gr23" draw:text-style-name="P6" draw:layer="layout" svg:width="0.929cm" svg:height="0.475cm" svg:x="4.163cm" svg:y="15.675cm">
          <draw:text-box>
            <text:p text:style-name="P3"><text:span text:style-name="T3">Yes <text:s/></text:span></text:p>
          </draw:text-box>
        </draw:frame>
        <draw:frame draw:style-name="gr15" draw:text-style-name="P7" draw:layer="layout" svg:width="0.634cm" svg:height="0.738cm" svg:x="3.418cm" svg:y="16.182cm">
          <draw:text-box>
            <text:p text:style-name="P3"><text:span text:style-name="T5">☐</text:span></text:p>
          </draw:text-box>
        </draw:frame>
        <draw:frame draw:style-name="gr16" draw:text-style-name="P7" draw:layer="layout" svg:width="0.634cm" svg:height="0.712cm" svg:x="3.986cm" svg:y="16.2cm">
          <draw:text-box>
            <text:p text:style-name="P3"><text:span text:style-name="T6"><text:s/></text:span></text:p>
          </draw:text-box>
        </draw:frame>
        <draw:frame draw:style-name="gr24" draw:text-style-name="P6" draw:layer="layout" svg:width="0.781cm" svg:height="0.475cm" svg:x="4.163cm" svg:y="16.31cm">
          <draw:text-box>
            <text:p text:style-name="P3"><text:span text:style-name="T3">No <text:s/></text:span></text:p>
          </draw:text-box>
        </draw:frame>
        <draw:frame draw:style-name="gr35" draw:text-style-name="P6" draw:layer="layout" svg:width="12.96cm" svg:height="0.475cm" svg:x="3.418cm" svg:y="17.587cm">
          <draw:text-box>
            <text:p text:style-name="P3"><text:span text:style-name="T4">10) Do you believe that previous managerial experience helps to</text:span></text:p>
          </draw:text-box>
        </draw:frame>
        <draw:frame draw:style-name="gr36" draw:text-style-name="P6" draw:layer="layout" svg:width="8.397cm" svg:height="0.475cm" svg:x="3.418cm" svg:y="18.222cm">
          <draw:text-box>
            <text:p text:style-name="P3"><text:span text:style-name="T4">enhance innovation process in the firm?</text:span><text:span text:style-name="T3"> <text:s/></text:span></text:p>
          </draw:text-box>
        </draw:frame>
        <draw:frame draw:style-name="gr15" draw:text-style-name="P7" draw:layer="layout" svg:width="0.634cm" svg:height="0.738cm" svg:x="3.418cm" svg:y="19.36cm">
          <draw:text-box>
            <text:p text:style-name="P3"><text:span text:style-name="T5">☑</text:span></text:p>
          </draw:text-box>
        </draw:frame>
        <draw:frame draw:style-name="gr16" draw:text-style-name="P7" draw:layer="layout" svg:width="0.634cm" svg:height="0.712cm" svg:x="3.986cm" svg:y="19.375cm">
          <draw:text-box>
            <text:p text:style-name="P3"><text:span text:style-name="T6"><text:s/></text:span></text:p>
          </draw:text-box>
        </draw:frame>
        <draw:frame draw:style-name="gr23" draw:text-style-name="P6" draw:layer="layout" svg:width="0.929cm" svg:height="0.475cm" svg:x="4.163cm" svg:y="19.492cm">
          <draw:text-box>
            <text:p text:style-name="P3"><text:span text:style-name="T3">Yes <text:s/></text:span></text:p>
          </draw:text-box>
        </draw:frame>
        <draw:frame draw:style-name="gr15" draw:text-style-name="P7" draw:layer="layout" svg:width="0.634cm" svg:height="0.738cm" svg:x="3.418cm" svg:y="19.995cm">
          <draw:text-box>
            <text:p text:style-name="P3"><text:span text:style-name="T5">☐</text:span></text:p>
          </draw:text-box>
        </draw:frame>
        <draw:frame draw:style-name="gr16" draw:text-style-name="P7" draw:layer="layout" svg:width="0.634cm" svg:height="0.712cm" svg:x="3.986cm" svg:y="20.01cm">
          <draw:text-box>
            <text:p text:style-name="P3"><text:span text:style-name="T6"><text:s/></text:span></text:p>
          </draw:text-box>
        </draw:frame>
        <draw:frame draw:style-name="gr24" draw:text-style-name="P6" draw:layer="layout" svg:width="0.781cm" svg:height="0.475cm" svg:x="4.163cm" svg:y="20.127cm">
          <draw:text-box>
            <text:p text:style-name="P3"><text:span text:style-name="T3">No <text:s/></text:span></text:p>
          </draw:text-box>
        </draw:frame>
        <draw:frame draw:style-name="gr37" draw:text-style-name="P6" draw:layer="layout" svg:width="12.973cm" svg:height="0.475cm" svg:x="3.418cm" svg:y="21.397cm">
          <draw:text-box>
            <text:p text:style-name="P3"><text:span text:style-name="T4">11) Does your firm has any previous networking with clients and</text:span></text:p>
          </draw:text-box>
        </draw:frame>
        <draw:frame draw:style-name="gr38" draw:text-style-name="P6" draw:layer="layout" svg:width="2.195cm" svg:height="0.475cm" svg:x="3.418cm" svg:y="22.032cm">
          <draw:text-box>
            <text:p text:style-name="P3"><text:span text:style-name="T4">partners?</text:span><text:span text:style-name="T3"> <text:s/></text:span></text:p>
          </draw:text-box>
        </draw:frame>
        <draw:frame draw:style-name="gr15" draw:text-style-name="P7" draw:layer="layout" svg:width="0.634cm" svg:height="0.738cm" svg:x="3.418cm" svg:y="23.17cm">
          <draw:text-box>
            <text:p text:style-name="P3"><text:span text:style-name="T5">☐</text:span></text:p>
          </draw:text-box>
        </draw:frame>
        <draw:frame draw:style-name="gr16" draw:text-style-name="P7" draw:layer="layout" svg:width="0.634cm" svg:height="0.712cm" svg:x="3.986cm" svg:y="23.188cm">
          <draw:text-box>
            <text:p text:style-name="P3"><text:span text:style-name="T6"><text:s/></text:span></text:p>
          </draw:text-box>
        </draw:frame>
        <draw:frame draw:style-name="gr27" draw:text-style-name="P6" draw:layer="layout" svg:width="0.899cm" svg:height="0.475cm" svg:x="4.163cm" svg:y="23.302cm">
          <draw:text-box>
            <text:p text:style-name="P3"><text:span text:style-name="T3">yes <text:s/></text:span></text:p>
          </draw:text-box>
        </draw:frame>
        <draw:frame draw:style-name="gr15" draw:text-style-name="P7" draw:layer="layout" svg:width="0.634cm" svg:height="0.738cm" svg:x="3.418cm" svg:y="23.805cm">
          <draw:text-box>
            <text:p text:style-name="P3"><text:span text:style-name="T5">☑</text:span></text:p>
          </draw:text-box>
        </draw:frame>
        <draw:frame draw:style-name="gr16" draw:text-style-name="P7" draw:layer="layout" svg:width="0.634cm" svg:height="0.712cm" svg:x="3.986cm" svg:y="23.823cm">
          <draw:text-box>
            <text:p text:style-name="P3"><text:span text:style-name="T6"><text:s/></text:span></text:p>
          </draw:text-box>
        </draw:frame>
        <draw:frame draw:style-name="gr24" draw:text-style-name="P6" draw:layer="layout" svg:width="0.781cm" svg:height="0.475cm" svg:x="4.163cm" svg:y="23.937cm">
          <draw:text-box>
            <text:p text:style-name="P3"><text:span text:style-name="T3">No <text:s/></text:span></text:p>
          </draw:text-box>
        </draw:frame>
        <draw:frame draw:style-name="gr39" draw:text-style-name="P6" draw:layer="layout" svg:width="13.989cm" svg:height="0.475cm" svg:x="3.418cm" svg:y="25.207cm">
          <draw:text-box>
            <text:p text:style-name="P3"><text:span text:style-name="T4">12) Do you believe that previous networking capabilities help firms to</text:span></text:p>
          </draw:text-box>
        </draw:frame>
        <draw:frame draw:style-name="gr40" draw:text-style-name="P6" draw:layer="layout" svg:width="3.537cm" svg:height="0.475cm" svg:x="3.418cm" svg:y="25.842cm">
          <draw:text-box>
            <text:p text:style-name="P3"><text:span text:style-name="T4">innovate better?</text:span><text:span text:style-name="T3"> <text:s/></text:span></text:p>
          </draw:text-box>
        </draw:frame>
        <draw:frame draw:style-name="gr15" draw:text-style-name="P7" draw:layer="layout" svg:width="0.634cm" svg:height="0.738cm" svg:x="3.418cm" svg:y="26.984cm">
          <draw:text-box>
            <text:p text:style-name="P3"><text:span text:style-name="T5">☐</text:span></text:p>
          </draw:text-box>
        </draw:frame>
        <draw:frame draw:style-name="gr16" draw:text-style-name="P7" draw:layer="layout" svg:width="0.634cm" svg:height="0.712cm" svg:x="3.986cm" svg:y="26.998cm">
          <draw:text-box>
            <text:p text:style-name="P3"><text:span text:style-name="T6"><text:s/></text:span></text:p>
          </draw:text-box>
        </draw:frame>
        <draw:frame draw:style-name="gr23" draw:text-style-name="P6" draw:layer="layout" svg:width="0.929cm" svg:height="0.475cm" svg:x="4.163cm" svg:y="27.112cm">
          <draw:text-box>
            <text:p text:style-name="P3"><text:span text:style-name="T3">Yes <text:s/></text:span></text:p>
          </draw:text-box>
        </draw:frame>
        <draw:frame draw:style-name="gr15" draw:text-style-name="P7" draw:layer="layout" svg:width="0.634cm" svg:height="0.738cm" svg:x="3.418cm" svg:y="27.619cm">
          <draw:text-box>
            <text:p text:style-name="P3"><text:span text:style-name="T5">☑</text:span></text:p>
          </draw:text-box>
        </draw:frame>
        <draw:frame draw:style-name="gr16" draw:text-style-name="P7" draw:layer="layout" svg:width="0.634cm" svg:height="0.712cm" svg:x="3.986cm" svg:y="27.633cm">
          <draw:text-box>
            <text:p text:style-name="P3"><text:span text:style-name="T6"><text:s/></text:span></text:p>
          </draw:text-box>
        </draw:frame>
        <draw:frame draw:style-name="gr24" draw:text-style-name="P6" draw:layer="layout" svg:width="0.781cm" svg:height="0.475cm" svg:x="4.163cm" svg:y="27.747cm">
          <draw:text-box>
            <text:p text:style-name="P3"><text:span text:style-name="T3">No 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0.99cm" svg:height="29.7cm" svg:x="0cm" svg:y="0cm" svg:viewBox="0 0 20991 29701" draw:points="0,0 20991,0 20991,29701 0,29701">
          <text:p/>
        </draw:polygon>
        <draw:polygon draw:style-name="gr1" draw:text-style-name="P1" draw:layer="layout" svg:width="20.99cm" svg:height="29.7cm" svg:x="0cm" svg:y="0cm" svg:viewBox="0 0 20991 29701" draw:points="0,0 20991,0 20991,29701 0,29701">
          <text:p/>
        </draw:polygon>
        <draw:polygon draw:style-name="gr1" draw:text-style-name="P1" draw:layer="layout" svg:width="27.982cm" svg:height="39.588cm" svg:x="0cm" svg:y="0cm" svg:viewBox="0 0 27983 39589" draw:points="0,0 27983,0 27983,39589 0,39589">
          <text:p/>
        </draw:polygon>
        <draw:polygon draw:style-name="gr1" draw:text-style-name="P1" draw:layer="layout" svg:width="18.979cm" svg:height="67.395cm" svg:x="1.023cm" svg:y="-54.353cm" svg:viewBox="0 0 18980 67396" draw:points="0,0 18980,0 18980,67396 0,67396">
          <text:p/>
        </draw:polygon>
        <draw:polygon draw:style-name="gr1" draw:text-style-name="P1" draw:layer="layout" svg:width="18.979cm" svg:height="61.207cm" svg:x="3.429cm" svg:y="-14.852cm" svg:viewBox="0 0 18980 61208" draw:points="0,0 18980,0 18980,61208 0,61208">
          <text:p/>
        </draw:polygon>
        <draw:polygon draw:style-name="gr1" draw:text-style-name="P1" draw:layer="layout" svg:width="0.109cm" svg:height="54.741cm" svg:x="2.476cm" svg:y="-45.883cm" svg:viewBox="0 0 110 54742" draw:points="0,0 110,0 110,54742 0,54742">
          <text:p/>
        </draw:polygon>
        <draw:polygon draw:style-name="gr1" draw:text-style-name="P1" draw:layer="layout" svg:width="15.885cm" svg:height="54.744cm" svg:x="5.715cm" svg:y="-14.852cm" svg:viewBox="0 0 15886 54745" draw:points="0,0 15886,0 15886,54745 0,54745">
          <text:p/>
        </draw:polygon>
        <draw:polygon draw:style-name="gr1" draw:text-style-name="P1" draw:layer="layout" svg:width="0.106cm" svg:height="54.741cm" svg:x="18.467cm" svg:y="-45.883cm" svg:viewBox="0 0 107 54742" draw:points="0,0 107,0 107,54742 0,54742">
          <text:p/>
        </draw:polygon>
        <draw:polygon draw:style-name="gr1" draw:text-style-name="P1" draw:layer="layout" svg:width="15.935cm" svg:height="0.028cm" svg:x="2.557cm" svg:y="8.858cm" svg:viewBox="0 0 15936 29" draw:points="0,0 15936,0 15936,29 0,29">
          <text:p/>
        </draw:polygon>
        <draw:frame draw:style-name="gr41" draw:text-style-name="P6" draw:layer="layout" svg:width="14.057cm" svg:height="0.475cm" svg:x="3.418cm" svg:y="1.063cm">
          <draw:text-box>
            <text:p text:style-name="P3"><text:span text:style-name="T4">13) Are you forced to join this firm as a reorganization due to result of</text:span></text:p>
          </draw:text-box>
        </draw:frame>
        <draw:frame draw:style-name="gr42" draw:text-style-name="P6" draw:layer="layout" svg:width="9.866cm" svg:height="0.475cm" svg:x="3.418cm" svg:y="1.705cm">
          <draw:text-box>
            <text:p text:style-name="P3"><text:span text:style-name="T4">parent company's decision to create a spin-off?</text:span><text:span text:style-name="T3"> <text:s/></text:span></text:p>
          </draw:text-box>
        </draw:frame>
        <draw:frame draw:style-name="gr15" draw:text-style-name="P7" draw:layer="layout" svg:width="0.634cm" svg:height="0.738cm" svg:x="3.418cm" svg:y="2.84cm">
          <draw:text-box>
            <text:p text:style-name="P3"><text:span text:style-name="T5">☐</text:span></text:p>
          </draw:text-box>
        </draw:frame>
        <draw:frame draw:style-name="gr16" draw:text-style-name="P7" draw:layer="layout" svg:width="0.634cm" svg:height="0.712cm" svg:x="3.986cm" svg:y="2.858cm">
          <draw:text-box>
            <text:p text:style-name="P3"><text:span text:style-name="T6"><text:s/></text:span></text:p>
          </draw:text-box>
        </draw:frame>
        <draw:frame draw:style-name="gr23" draw:text-style-name="P6" draw:layer="layout" svg:width="0.929cm" svg:height="0.475cm" svg:x="4.163cm" svg:y="2.975cm">
          <draw:text-box>
            <text:p text:style-name="P3"><text:span text:style-name="T3">Yes <text:s/></text:span></text:p>
          </draw:text-box>
        </draw:frame>
        <draw:frame draw:style-name="gr15" draw:text-style-name="P7" draw:layer="layout" svg:width="0.634cm" svg:height="0.738cm" svg:x="3.418cm" svg:y="3.478cm">
          <draw:text-box>
            <text:p text:style-name="P3"><text:span text:style-name="T5">☑</text:span></text:p>
          </draw:text-box>
        </draw:frame>
        <draw:frame draw:style-name="gr16" draw:text-style-name="P7" draw:layer="layout" svg:width="0.634cm" svg:height="0.712cm" svg:x="3.986cm" svg:y="3.493cm">
          <draw:text-box>
            <text:p text:style-name="P3"><text:span text:style-name="T6"><text:s/></text:span></text:p>
          </draw:text-box>
        </draw:frame>
        <draw:frame draw:style-name="gr24" draw:text-style-name="P6" draw:layer="layout" svg:width="0.781cm" svg:height="0.475cm" svg:x="4.163cm" svg:y="3.61cm">
          <draw:text-box>
            <text:p text:style-name="P3"><text:span text:style-name="T3">No <text:s/></text:span></text:p>
          </draw:text-box>
        </draw:frame>
        <draw:frame draw:style-name="gr43" draw:text-style-name="P6" draw:layer="layout" svg:width="12.71cm" svg:height="0.475cm" svg:x="3.418cm" svg:y="4.88cm">
          <draw:text-box>
            <text:p text:style-name="P3"><text:span text:style-name="T4">14) Do you believe that lack of motivation while joining the firm</text:span></text:p>
          </draw:text-box>
        </draw:frame>
        <draw:frame draw:style-name="gr44" draw:text-style-name="P6" draw:layer="layout" svg:width="8.828cm" svg:height="0.475cm" svg:x="3.418cm" svg:y="5.515cm">
          <draw:text-box>
            <text:p text:style-name="P3"><text:span text:style-name="T4">decrease innovation capabilities of a firm?</text:span><text:span text:style-name="T3"> <text:s/></text:span></text:p>
          </draw:text-box>
        </draw:frame>
        <draw:frame draw:style-name="gr15" draw:text-style-name="P7" draw:layer="layout" svg:width="0.634cm" svg:height="0.738cm" svg:x="3.418cm" svg:y="6.653cm">
          <draw:text-box>
            <text:p text:style-name="P3"><text:span text:style-name="T5">☑</text:span></text:p>
          </draw:text-box>
        </draw:frame>
        <draw:frame draw:style-name="gr16" draw:text-style-name="P7" draw:layer="layout" svg:width="0.634cm" svg:height="0.712cm" svg:x="3.986cm" svg:y="6.671cm">
          <draw:text-box>
            <text:p text:style-name="P3"><text:span text:style-name="T6"><text:s/></text:span></text:p>
          </draw:text-box>
        </draw:frame>
        <draw:frame draw:style-name="gr23" draw:text-style-name="P6" draw:layer="layout" svg:width="0.929cm" svg:height="0.475cm" svg:x="4.163cm" svg:y="6.785cm">
          <draw:text-box>
            <text:p text:style-name="P3"><text:span text:style-name="T3">Yes <text:s/></text:span></text:p>
          </draw:text-box>
        </draw:frame>
        <draw:frame draw:style-name="gr15" draw:text-style-name="P7" draw:layer="layout" svg:width="0.634cm" svg:height="0.738cm" svg:x="3.418cm" svg:y="7.288cm">
          <draw:text-box>
            <text:p text:style-name="P3"><text:span text:style-name="T5">☐</text:span></text:p>
          </draw:text-box>
        </draw:frame>
        <draw:frame draw:style-name="gr16" draw:text-style-name="P7" draw:layer="layout" svg:width="0.634cm" svg:height="0.712cm" svg:x="3.986cm" svg:y="7.306cm">
          <draw:text-box>
            <text:p text:style-name="P3"><text:span text:style-name="T6"><text:s/></text:span></text:p>
          </draw:text-box>
        </draw:frame>
        <draw:frame draw:style-name="gr24" draw:text-style-name="P6" draw:layer="layout" svg:width="0.781cm" svg:height="0.475cm" svg:x="4.163cm" svg:y="7.42cm">
          <draw:text-box>
            <text:p text:style-name="P3"><text:span text:style-name="T3">No <text:s/></text:span></text:p>
          </draw:text-box>
        </draw:frame>
        <draw:frame draw:style-name="gr3" draw:text-style-name="P4" draw:layer="layout" svg:width="0.369cm" svg:height="0.412cm" svg:x="2.572cm" svg:y="8.548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69cm" svg:height="0.412cm" svg:x="2.544cm" svg:y="8.654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69cm" svg:height="0.412cm" svg:x="10.46cm" svg:y="8.682cm">
          <draw:text-box>
            <text:p text:style-name="P3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12T14:30:12.256058485</dc:date>
    <meta:editing-duration>PT4M29S</meta:editing-duration>
    <meta:editing-cycles>3</meta:editing-cycles>
    <meta:generator>LibreOffice/5.1.6.2$Linux_X86_64 LibreOffice_project/10m0$Build-2</meta:generator>
    <meta:document-statistic meta:object-count="124"/>
  </office:meta>
</office:document-meta>
</file>